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_Hilo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2"/>
          <table:table-cell office:value-type="string" table:number-columns-spanned="3" table:number-rows-spanned="1" table:style-name="ce7">
            <text:p>Speed Up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1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office:value-type="string" table:style-name="ce3">
            <text:p>Nodos</text:p>
          </table:table-cell>
          <table:table-cell office:value-type="string" table:style-name="ce3">
            <text:p>SpeedUp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Tarea 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string" table:style-name="ce3">
            <text:p>Tarea 3</text:p>
          </table:table-cell>
          <table:table-cell office:value-type="float" office:value="1" table:style-name="ce3">
            <text:p>1</text:p>
          </table:table-cell>
          <table:table-cell office:value-type="float" office:value="6.08E-2" table:style-name="ce3">
            <text:p>0,06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1" table:style-name="ce3">
            <text:p>1</text:p>
          </table:table-cell>
          <table:table-cell office:value-type="float" office:value="4.3200000000000002E-2" table:style-name="ce3">
            <text:p>0,04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3" table:style-name="ce3">
            <text:p>3</text:p>
          </table:table-cell>
          <table:table-cell office:value-type="float" office:value="3.8600000000000002E-2" table:style-name="ce3">
            <text:p>0,03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3.6038181000000002E-2" table:style-name="ce4">
            <text:p>0,036038181</text:p>
          </table:table-cell>
          <table:table-cell office:value-type="float" office:value="3.6945316999999998E-2" table:style-name="ce2">
            <text:p>0,036945317</text:p>
          </table:table-cell>
          <table:table-cell office:value-type="float" office:value="4.9056329000000003E-2" table:style-name="ce2">
            <text:p>0,049056329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5" table:style-name="ce3">
            <text:p>5</text:p>
          </table:table-cell>
          <table:table-cell office:value-type="float" office:value="1.3017000000000001" table:style-name="ce5">
            <text:p>1,3017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10" table:style-name="ce3">
            <text:p>10</text:p>
          </table:table-cell>
          <table:table-cell office:value-type="float" office:value="9.64E-2" table:style-name="ce3">
            <text:p>0,096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3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style-name="ce2"/>
          <table:table-cell table:style-name="ce2">
            <draw:frame draw:z-index="1" draw:id="id0" draw:style-name="a0" draw:name="Gráfico 2" svg:x="0.16667in" svg:y="0.0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3" draw:id="id2" draw:style-name="a2" draw:name="Gráfico 5" svg:x="0.24167in" svg:y="0.0166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59186887200000005" table:style-name="ce5">
            <text:p>0,591868872</text:p>
          </table:table-cell>
          <table:table-cell office:value-type="float" office:value="0.65428557600000004" table:style-name="ce3">
            <text:p>0,654285576</text:p>
          </table:table-cell>
          <table:table-cell office:value-type="float" office:value="0.69990313400000004" table:style-name="ce3">
            <text:p>0,699903134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83300745099999995" table:style-name="ce5">
            <text:p>0,833007451</text:p>
          </table:table-cell>
          <table:table-cell office:value-type="float" office:value="0.83596274999999998" table:style-name="ce3">
            <text:p>0,83596275</text:p>
          </table:table-cell>
          <table:table-cell office:value-type="float" office:value="0.89840841100000002" table:style-name="ce3">
            <text:p>0,898408411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/>
          <table:table-cell table:style-name="ce2">
            <draw:frame draw:z-index="2" draw:id="id1" draw:style-name="a1" draw:name="Gráfico 3" svg:x="0.16667in" svg:y="0.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93331974900000003" table:style-name="ce5">
            <text:p>0,933319749</text:p>
          </table:table-cell>
          <table:table-cell office:value-type="float" office:value="0.96232713000000003" table:style-name="ce3">
            <text:p>0,96232713</text:p>
          </table:table-cell>
          <table:table-cell office:value-type="float" office:value="0.98138431599999998" table:style-name="ce3">
            <text:p>0,981384316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7.3831130999999994E-2" table:style-name="ce6">
            <text:p>0,073831131</text:p>
          </table:table-cell>
          <table:table-cell office:value-type="float" office:value="7.3750551999999997E-2" table:style-name="ce3">
            <text:p>0,073750552</text:p>
          </table:table-cell>
          <table:table-cell office:value-type="float" office:value="2.7683860000000001E-2" table:style-name="ce5">
            <text:p>0,02768386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490767077" table:style-name="ce6">
            <text:p>0,490767077</text:p>
          </table:table-cell>
          <table:table-cell office:value-type="float" office:value="0.373766286" table:style-name="ce5">
            <text:p>0,373766286</text:p>
          </table:table-cell>
          <table:table-cell office:value-type="float" office:value="0.45046634800000002" table:style-name="ce3">
            <text:p>0,450466348</text:p>
          </table:table-cell>
          <table:table-cell table:number-columns-repeated="16379"/>
        </table:table-row>
        <table:table-row table:number-rows-repeated="1048526" table:style-name="ro1">
          <table:table-cell table:number-columns-repeated="16384"/>
        </table:table-row>
      </table:table>
      <table:table table:name="3_Hilos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3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3" table:number-rows-spanned="1" table:style-name="ce7">
            <text:p>Speed Up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office:value-type="string" table:style-name="ce3">
            <text:p>Nodos</text:p>
          </table:table-cell>
          <table:table-cell office:value-type="string" table:style-name="ce3">
            <text:p>SpeedUp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string" table:style-name="ce3">
            <text:p>Tarea 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 aplica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string" table:style-name="ce3">
            <text:p>Tarea 3</text:p>
          </table:table-cell>
          <table:table-cell office:value-type="float" office:value="1" table:style-name="ce3">
            <text:p>1</text:p>
          </table:table-cell>
          <table:table-cell office:value-type="float" office:value="5.2999999999999999E-2" table:style-name="ce3">
            <text:p>0,0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1" table:style-name="ce3">
            <text:p>1</text:p>
          </table:table-cell>
          <table:table-cell office:value-type="float" office:value="3.32E-2" table:style-name="ce3">
            <text:p>0,03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75469453600000003" table:style-name="ce6">
            <text:p>0,754694536</text:p>
          </table:table-cell>
          <table:table-cell office:value-type="float" office:value="0.71998660800000003" table:style-name="ce3">
            <text:p>0,719986608</text:p>
          </table:table-cell>
          <table:table-cell office:value-type="float" office:value="0.678755887" table:style-name="ce5">
            <text:p>0,678755887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3" table:style-name="ce3">
            <text:p>3</text:p>
          </table:table-cell>
          <table:table-cell office:value-type="float" office:value="3.0200000000000001E-2" table:style-name="ce3">
            <text:p>0,0302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5" table:style-name="ce3">
            <text:p>5</text:p>
          </table:table-cell>
          <table:table-cell office:value-type="float" office:value="5.0029999999999998E-2" table:style-name="ce3">
            <text:p>0,0500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10" table:style-name="ce3">
            <text:p>10</text:p>
          </table:table-cell>
          <table:table-cell office:value-type="float" office:value="2.7820000000000001E-2" table:style-name="ce3">
            <text:p>0,0278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style-name="ce2"/>
          <table:table-cell table:style-name="ce2">
            <draw:frame draw:z-index="1" draw:id="id3" draw:style-name="a3" draw:name="Gráfico 1" svg:x="0.16667in" svg:y="0.0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3" draw:id="id5" draw:style-name="a5" draw:name="Gráfico 3" svg:x="0.24167in" svg:y="0.01667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1018784260000001" table:style-name="ce6">
            <text:p>1,101878426</text:p>
          </table:table-cell>
          <table:table-cell office:value-type="float" office:value="1.1379185949999999" table:style-name="ce3">
            <text:p>1,137918595</text:p>
          </table:table-cell>
          <table:table-cell office:value-type="float" office:value="1.082333539" table:style-name="ce5">
            <text:p>1,082333539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22080134" table:style-name="ce6">
            <text:p>1,22080134</text:p>
          </table:table-cell>
          <table:table-cell office:value-type="float" office:value="1.190325232" table:style-name="ce5">
            <text:p>1,190325232</text:p>
          </table:table-cell>
          <table:table-cell office:value-type="float" office:value="1.26768982" table:style-name="ce3">
            <text:p>1,2676898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/>
          <table:table-cell table:style-name="ce2">
            <draw:frame draw:z-index="2" draw:id="id4" draw:style-name="a4" draw:name="Gráfico 2" svg:x="0.16667in" svg:y="0.1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87205228400000001" table:style-name="ce6">
            <text:p>0,872052284</text:p>
          </table:table-cell>
          <table:table-cell office:value-type="float" office:value="0.72026757100000005" table:style-name="ce5">
            <text:p>0,720267571</text:p>
          </table:table-cell>
          <table:table-cell office:value-type="float" office:value="0.95903606500000005" table:style-name="ce3">
            <text:p>0,959036065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2952325659999999" table:style-name="ce5">
            <text:p>1,295232566</text:p>
          </table:table-cell>
          <table:table-cell office:value-type="float" office:value="1.331554852" table:style-name="ce3">
            <text:p>1,331554852</text:p>
          </table:table-cell>
          <table:table-cell office:value-type="float" office:value="1.316485275" table:style-name="ce3">
            <text:p>1,316485275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6_Hilos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3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3" table:number-rows-spanned="1" table:style-name="ce7">
            <text:p>Speed Up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office:value-type="string" table:style-name="ce3">
            <text:p>Nodos</text:p>
          </table:table-cell>
          <table:table-cell office:value-type="string" table:style-name="ce3">
            <text:p>SpeedUp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string" table:style-name="ce3">
            <text:p>Tarea 1</text:p>
          </table:table-cell>
          <table:table-cell office:value-type="float" office:value="1" table:style-name="ce3">
            <text:p>1</text:p>
          </table:table-cell>
          <table:table-cell office:value-type="float" office:value="6.2100000000000002E-2" table:style-name="ce3">
            <text:p>0,062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string" table:style-name="ce3">
            <text:p>Tarea 3</text:p>
          </table:table-cell>
          <table:table-cell office:value-type="float" office:value="1" table:style-name="ce3">
            <text:p>1</text:p>
          </table:table-cell>
          <table:table-cell office:value-type="float" office:value="3.5200000000000002E-2" table:style-name="ce3">
            <text:p>0,03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1" table:style-name="ce3">
            <text:p>1</text:p>
          </table:table-cell>
          <table:table-cell office:value-type="float" office:value="3.5200000000000002E-2" table:style-name="ce3">
            <text:p>0,03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58020550900000001" table:style-name="ce5">
            <text:p>0,580205509</text:p>
          </table:table-cell>
          <table:table-cell office:value-type="float" office:value="0.60283066699999999" table:style-name="ce3">
            <text:p>0,602830667</text:p>
          </table:table-cell>
          <table:table-cell office:value-type="float" office:value="0.65052730400000003" table:style-name="ce3">
            <text:p>0,650527304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3" table:style-name="ce3">
            <text:p>3</text:p>
          </table:table-cell>
          <table:table-cell office:value-type="float" office:value="2.9579999999999999E-2" table:style-name="ce3">
            <text:p>0,02958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5" table:style-name="ce3">
            <text:p>5</text:p>
          </table:table-cell>
          <table:table-cell office:value-type="float" office:value="2.1999999999999999E-2" table:style-name="ce3">
            <text:p>0,022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10" table:style-name="ce3">
            <text:p>10</text:p>
          </table:table-cell>
          <table:table-cell office:value-type="float" office:value="1.223E-2" table:style-name="ce3">
            <text:p>0,012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style-name="ce2"/>
          <table:table-cell table:style-name="ce2">
            <draw:frame draw:z-index="1" draw:id="id6" draw:style-name="a6" draw:name="Gráfico 1" svg:x="0.16667in" svg:y="0.025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3" draw:id="id8" draw:style-name="a8" draw:name="Gráfico 3" svg:x="0.25in" svg:y="0.025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0576583909999999" table:style-name="ce6">
            <text:p>1,057658391</text:p>
          </table:table-cell>
          <table:table-cell office:value-type="float" office:value="1.1376505770000001" table:style-name="ce3">
            <text:p>1,137650577</text:p>
          </table:table-cell>
          <table:table-cell office:value-type="float" office:value="1.020994215" table:style-name="ce5">
            <text:p>1,020994215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2232840789999999" table:style-name="ce6">
            <text:p>1,223284079</text:p>
          </table:table-cell>
          <table:table-cell office:value-type="float" office:value="1.218224706" table:style-name="ce5">
            <text:p>1,218224706</text:p>
          </table:table-cell>
          <table:table-cell office:value-type="float" office:value="1.2585479559999999" table:style-name="ce3">
            <text:p>1,258547956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/>
          <table:table-cell table:style-name="ce2">
            <draw:frame draw:z-index="2" draw:id="id7" draw:style-name="a7" draw:name="Gráfico 2" svg:x="0.16667in" svg:y="0.1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634638705" table:style-name="ce5">
            <text:p>1,634638705</text:p>
          </table:table-cell>
          <table:table-cell office:value-type="float" office:value="1.805867281" table:style-name="ce3">
            <text:p>1,805867281</text:p>
          </table:table-cell>
          <table:table-cell office:value-type="float" office:value="1.894935547" table:style-name="ce3">
            <text:p>1,894935547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3.0354797499999999" table:style-name="ce6">
            <text:p>3,03547975</text:p>
          </table:table-cell>
          <table:table-cell office:value-type="float" office:value="2.9444257020000002" table:style-name="ce5">
            <text:p>2,944425702</text:p>
          </table:table-cell>
          <table:table-cell office:value-type="float" office:value="2.8544694119999998" table:style-name="ce3">
            <text:p>2,854469412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9_Hilos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3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3" table:number-rows-spanned="1" table:style-name="ce7">
            <text:p>Speed Up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2" table:style-name="ce2"/>
          <table:table-cell table:style-name="ce3"/>
          <table:table-cell office:value-type="string" table:style-name="ce3">
            <text:p>Nodos</text:p>
          </table:table-cell>
          <table:table-cell office:value-type="string" table:style-name="ce3">
            <text:p>SpeedUp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office:value-type="string" table:style-name="ce3">
            <text:p>Tarea 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No Aplica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office:value-type="string" table:style-name="ce3">
            <text:p>Tarea 3</text:p>
          </table:table-cell>
          <table:table-cell office:value-type="float" office:value="1" table:style-name="ce3">
            <text:p>1</text:p>
          </table:table-cell>
          <table:table-cell office:value-type="float" office:value="6.8099999999999994E-2" table:style-name="ce3">
            <text:p>0,0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1" table:style-name="ce3">
            <text:p>1</text:p>
          </table:table-cell>
          <table:table-cell office:value-type="float" office:value="3.4000000000000002E-2" table:style-name="ce3">
            <text:p>0,0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56204021500000001" table:style-name="ce6">
            <text:p>0,562040215</text:p>
          </table:table-cell>
          <table:table-cell office:value-type="float" office:value="0.53353782400000005" table:style-name="ce3">
            <text:p>0,533537824</text:p>
          </table:table-cell>
          <table:table-cell office:value-type="float" office:value="0.52917914700000002" table:style-name="ce5">
            <text:p>0,529179147</text:p>
          </table:table-cell>
          <table:table-cell table:number-columns-repeated="2" table:style-name="ce2"/>
          <table:table-cell office:value-type="string" table:style-name="ce3">
            <text:p>Tarea 4</text:p>
          </table:table-cell>
          <table:table-cell office:value-type="float" office:value="3" table:style-name="ce3">
            <text:p>3</text:p>
          </table:table-cell>
          <table:table-cell office:value-type="float" office:value="3.1699999999999999E-2" table:style-name="ce3">
            <text:p>0,0317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5" table:style-name="ce3">
            <text:p>5</text:p>
          </table:table-cell>
          <table:table-cell office:value-type="float" office:value="3.1759999999999997E-2" table:style-name="ce3">
            <text:p>0,03176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Tarea 4</text:p>
          </table:table-cell>
          <table:table-cell office:value-type="float" office:value="10" table:style-name="ce3">
            <text:p>10</text:p>
          </table:table-cell>
          <table:table-cell office:value-type="float" office:value="0.29580000000000001" table:style-name="ce3">
            <text:p>0,295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style-name="ce2"/>
          <table:table-cell table:style-name="ce2">
            <draw:frame draw:z-index="1" draw:id="id9" draw:style-name="a9" draw:name="Gráfico 1" svg:x="0.16667in" svg:y="0.025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3" draw:id="id11" draw:style-name="a11" draw:name="Gráfico 3" svg:x="0.25in" svg:y="0.02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1652149030000001" table:style-name="ce6">
            <text:p>1,165214903</text:p>
          </table:table-cell>
          <table:table-cell office:value-type="float" office:value="1.078653444" table:style-name="ce3">
            <text:p>1,078653444</text:p>
          </table:table-cell>
          <table:table-cell office:value-type="float" office:value="1.0573187260000001" table:style-name="ce5">
            <text:p>1,057318726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Cluster Kabr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1.1344263779999999" table:style-name="ce5">
            <text:p>1,134426378</text:p>
          </table:table-cell>
          <table:table-cell office:value-type="float" office:value="1.1934981309999999" table:style-name="ce3">
            <text:p>1,193498131</text:p>
          </table:table-cell>
          <table:table-cell office:value-type="float" office:value="1.2542363050000001" table:style-name="ce3">
            <text:p>1,25423630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/>
          <table:table-cell table:style-name="ce2">
            <draw:frame draw:z-index="2" draw:id="id10" draw:style-name="a10" draw:name="Gráfico 2" svg:x="0.16667in" svg:y="0.1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7.6241854999999997E-2" table:style-name="ce6">
            <text:p>0,076241855</text:p>
          </table:table-cell>
          <table:table-cell office:value-type="float" office:value="7.1671678000000003E-2" table:style-name="ce5">
            <text:p>0,071671678</text:p>
          </table:table-cell>
          <table:table-cell office:value-type="float" office:value="8.3457140999999999E-2" table:style-name="ce3">
            <text:p>0,08345714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rea</text:p>
          </table:table-cell>
          <table:table-cell office:value-type="string" table:number-columns-spanned="3" table:number-rows-spanned="1" table:style-name="ce7">
            <text:p>Tarea 04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mbiente</text:p>
          </table:table-cell>
          <table:table-cell office:value-type="string" table:number-columns-spanned="3" table:number-rows-spanned="1" table:style-name="ce7">
            <text:p>Loc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Nodos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iempo</text:p>
          </table:table-cell>
          <table:table-cell office:value-type="float" office:value="0.26809250400000001" table:style-name="ce6">
            <text:p>0,268092504</text:p>
          </table:table-cell>
          <table:table-cell office:value-type="float" office:value="0.51048026199999996" table:style-name="ce3">
            <text:p>0,510480262</text:p>
          </table:table-cell>
          <table:table-cell office:value-type="float" office:value="0.12179791299999999" table:style-name="ce5">
            <text:p>0,121797913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dc:creator>fioma</dc:creator>
    <meta:creation-date>2022-07-26T14:50:43Z</meta:creation-date>
    <dc:date>2022-07-27T02:11:22Z</dc:date>
    <meta:editing-cycles>4</meta:editing-cycles>
    <meta:editing-duration>PT16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nodos</text:p>
        </chart:title>
        <chart:legend svg:x="294.9433858267716pt" svg:y="57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1_Hilo.$C$7:.$E$7" chart:class="chart:scatter" chart:attached-axis="primary-y" chart:style-name="G0S0">
            <chart:domain table:cell-range-address="1_Hilo.$C$9:.$E$9"/>
            <chart:data-point chart:repeated="3"/>
          </chart:series>
          <chart:series chart:values-cell-range-address="1_Hilo.$C$15:.$E$15" chart:class="chart:scatter" chart:attached-axis="primary-y" chart:style-name="G0S1">
            <chart:domain table:cell-range-address="1_Hilo.$C$17:.$E$17"/>
            <chart:data-point chart:repeated="3"/>
          </chart:series>
          <chart:series chart:values-cell-range-address="1_Hilo.$C$23:.$E$23" chart:class="chart:scatter" chart:attached-axis="primary-y" chart:style-name="G0S2">
            <chart:domain table:cell-range-address="1_Hilo.$C$25:.$E$25"/>
            <chart:data-point chart:repeated="3"/>
          </chart:series>
          <chart:series chart:values-cell-range-address="1_Hilo.$C$31:.$E$31" chart:class="chart:scatter" chart:attached-axis="primary-y" chart:style-name="G0S3">
            <chart:domain table:cell-range-address="1_Hilo.$C$33:.$E$33"/>
            <chart:data-point chart:repeated="3"/>
          </chart:series>
          <chart:series chart:values-cell-range-address="1_Hilo.$C$39:.$E$39" chart:class="chart:scatter" chart:attached-axis="primary-y" chart:style-name="G0S4">
            <chart:domain table:cell-range-address="1_Hilo.$C$41:.$E$41"/>
            <chart:data-point chart:repeated="3"/>
          </chart:series>
          <chart:series chart:values-cell-range-address="1_Hilo.$C$48:.$E$48" chart:class="chart:scatter" chart:attached-axis="primary-y" chart:style-name="G0S5">
            <chart:domain table:cell-range-address="1_Hilo.$C$50:.$E$50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.3" chart:minimum="0.0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nodos</text:p>
        </chart:title>
        <chart:legend svg:x="294.9433858267716pt" svg:y="57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9_Hilos.$C$6:.$E$6" chart:class="chart:scatter" chart:attached-axis="primary-y" chart:style-name="G0S0">
            <chart:domain table:cell-range-address="9_Hilos.$C$8:.$E$8"/>
            <chart:data-point chart:repeated="3"/>
          </chart:series>
          <chart:series chart:values-cell-range-address="9_Hilos.$C$14:.$E$14" chart:class="chart:scatter" chart:attached-axis="primary-y" chart:style-name="G0S1">
            <chart:domain table:cell-range-address="9_Hilos.$C$16:.$E$16"/>
            <chart:data-point chart:repeated="3"/>
          </chart:series>
          <chart:series chart:values-cell-range-address="9_Hilos.$C$22:.$E$22" chart:class="chart:scatter" chart:attached-axis="primary-y" chart:style-name="G0S2">
            <chart:domain table:cell-range-address="9_Hilos.$C$24:.$E$24"/>
            <chart:data-point chart:repeated="3"/>
          </chart:series>
          <chart:series chart:values-cell-range-address="9_Hilos.$C$30:.$E$30" chart:class="chart:scatter" chart:attached-axis="primary-y" chart:style-name="G0S3">
            <chart:domain table:cell-range-address="9_Hilos.$C$32:.$E$32"/>
            <chart:data-point chart:repeated="3"/>
          </chart:series>
          <chart:series chart:values-cell-range-address="9_Hilos.$C$39:.$E$39" chart:class="chart:scatter" chart:attached-axis="primary-y" chart:style-name="G0S4">
            <chart:domain table:cell-range-address="9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.3" chart:minimum="0.0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9.04" chart:minimum="8.9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hilos</text:p>
        </chart:title>
        <chart:legend svg:x="294.9433858267716pt" svg:y="55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Hilos</text:p>
            </chart:title>
          </chart:axis>
          <chart:series chart:values-cell-range-address="9_Hilos.$C$7:.$E$7" chart:class="chart:scatter" chart:attached-axis="primary-y" chart:style-name="G0S0">
            <chart:domain table:cell-range-address="9_Hilos.$C$8:.$E$8"/>
            <chart:data-point chart:repeated="3"/>
          </chart:series>
          <chart:series chart:values-cell-range-address="9_Hilos.$C$15:.$E$15" chart:class="chart:scatter" chart:attached-axis="primary-y" chart:style-name="G0S1">
            <chart:domain table:cell-range-address="9_Hilos.$C$16:.$E$16"/>
            <chart:data-point chart:repeated="3"/>
          </chart:series>
          <chart:series chart:values-cell-range-address="9_Hilos.$C$23:.$E$23" chart:class="chart:scatter" chart:attached-axis="primary-y" chart:style-name="G0S2">
            <chart:domain table:cell-range-address="9_Hilos.$C$24:.$E$24"/>
            <chart:data-point chart:repeated="3"/>
          </chart:series>
          <chart:series chart:values-cell-range-address="9_Hilos.$C$31:.$E$31" chart:class="chart:scatter" chart:attached-axis="primary-y" chart:style-name="G0S3">
            <chart:domain table:cell-range-address="9_Hilos.$C$32:.$E$32"/>
            <chart:data-point chart:repeated="3"/>
          </chart:series>
          <chart:series chart:values-cell-range-address="9_Hilos.$C$40:.$E$40" chart:class="chart:scatter" chart:attached-axis="primary-y" chart:style-name="G0S4">
            <chart:domain table:cell-range-address="9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speedup según el número de nodos</text:p>
        </chart:title>
        <chart:legend svg:x="294.9433858267716pt" svg:y="61.85716535433071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peedUp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9_Hilos.$I$6" chart:class="chart:scatter" chart:attached-axis="primary-y" chart:style-name="G0S0">
            <chart:domain table:cell-range-address="9_Hilos.$J$6"/>
            <chart:data-point/>
          </chart:series>
          <chart:series chart:values-cell-range-address="9_Hilos.$I$7" chart:class="chart:scatter" chart:attached-axis="primary-y" chart:style-name="G0S1">
            <chart:domain table:cell-range-address="9_Hilos.$J$7"/>
            <chart:data-point/>
          </chart:series>
          <chart:series chart:values-cell-range-address="9_Hilos.$I$8" chart:class="chart:scatter" chart:attached-axis="primary-y" chart:style-name="G0S2">
            <chart:domain table:cell-range-address="9_Hilos.$J$8"/>
            <chart:data-point/>
          </chart:series>
          <chart:series chart:values-cell-range-address="9_Hilos.$I$9" chart:class="chart:scatter" chart:attached-axis="primary-y" chart:style-name="G0S3">
            <chart:domain table:cell-range-address="9_Hilos.$J$9"/>
            <chart:data-point/>
          </chart:series>
          <chart:series chart:values-cell-range-address="9_Hilos.$I$10" chart:class="chart:scatter" chart:attached-axis="primary-y" chart:style-name="G0S4">
            <chart:domain table:cell-range-address="9_Hilos.$J$10"/>
            <chart:data-point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.05" chart:minimum="0.9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hilos</text:p>
        </chart:title>
        <chart:legend svg:x="294.9433858267716pt" svg:y="55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Hilos</text:p>
            </chart:title>
          </chart:axis>
          <chart:series chart:values-cell-range-address="1_Hilo.$C$8:.$E$8" chart:class="chart:scatter" chart:attached-axis="primary-y" chart:style-name="G0S0">
            <chart:domain table:cell-range-address="1_Hilo.$C$9:.$E$9"/>
            <chart:data-point chart:repeated="3"/>
          </chart:series>
          <chart:series chart:values-cell-range-address="1_Hilo.$C$16:.$E$16" chart:class="chart:scatter" chart:attached-axis="primary-y" chart:style-name="G0S1">
            <chart:domain table:cell-range-address="1_Hilo.$C$17:.$E$17"/>
            <chart:data-point chart:repeated="3"/>
          </chart:series>
          <chart:series chart:values-cell-range-address="1_Hilo.$C$24:.$E$24" chart:class="chart:scatter" chart:attached-axis="primary-y" chart:style-name="G0S2">
            <chart:domain table:cell-range-address="1_Hilo.$C$25:.$E$25"/>
            <chart:data-point chart:repeated="3"/>
          </chart:series>
          <chart:series chart:values-cell-range-address="1_Hilo.$C$32:.$E$32" chart:class="chart:scatter" chart:attached-axis="primary-y" chart:style-name="G0S3">
            <chart:domain table:cell-range-address="1_Hilo.$C$33:.$E$33"/>
            <chart:data-point chart:repeated="3"/>
          </chart:series>
          <chart:series chart:values-cell-range-address="1_Hilo.$C$40:.$E$40" chart:class="chart:scatter" chart:attached-axis="primary-y" chart:style-name="G0S4">
            <chart:domain table:cell-range-address="1_Hilo.$C$41:.$E$41"/>
            <chart:data-point chart:repeated="3"/>
          </chart:series>
          <chart:series chart:values-cell-range-address="1_Hilo.$C$49:.$E$49" chart:class="chart:scatter" chart:attached-axis="primary-y" chart:style-name="G0S5">
            <chart:domain table:cell-range-address="1_Hilo.$C$50:.$E$50"/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speedup según el número de nod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peedUp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  <chart:grid chart:class="major" chart:style-name="GMa1"/>
          </chart:axis>
          <chart:series chart:values-cell-range-address="1_Hilo.$I$5" chart:class="chart:scatter" chart:attached-axis="primary-y" chart:style-name="G0S0">
            <chart:domain table:cell-range-address="1_Hilo.$J$5"/>
            <chart:data-point/>
          </chart:series>
          <chart:series chart:values-cell-range-address="1_Hilo.$I$6" chart:class="chart:scatter" chart:attached-axis="primary-y" chart:style-name="G0S1">
            <chart:domain table:cell-range-address="1_Hilo.$J$6"/>
            <chart:data-point/>
          </chart:series>
          <chart:series chart:values-cell-range-address="1_Hilo.$I$7" chart:class="chart:scatter" chart:attached-axis="primary-y" chart:style-name="G0S2">
            <chart:domain table:cell-range-address="1_Hilo.$J$7"/>
            <chart:data-point/>
          </chart:series>
          <chart:series chart:values-cell-range-address="1_Hilo.$I$8" chart:class="chart:scatter" chart:attached-axis="primary-y" chart:style-name="G0S3">
            <chart:domain table:cell-range-address="1_Hilo.$J$8"/>
            <chart:data-point/>
          </chart:series>
          <chart:series chart:values-cell-range-address="1_Hilo.$I$9" chart:class="chart:scatter" chart:attached-axis="primary-y" chart:style-name="G0S4">
            <chart:domain table:cell-range-address="1_Hilo.$J$9"/>
            <chart:data-point/>
          </chart:series>
          <chart:series chart:values-cell-range-address="1_Hilo.$I$10" chart:class="chart:scatter" chart:attached-axis="primary-y" chart:style-name="G0S5">
            <chart:domain table:cell-range-address="1_Hilo.$J$10"/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nodos</text:p>
        </chart:title>
        <chart:legend svg:x="294.9433858267716pt" svg:y="57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3_Hilos.$C$6:.$E$6" chart:class="chart:scatter" chart:attached-axis="primary-y" chart:style-name="G0S0">
            <chart:domain table:cell-range-address="3_Hilos.$C$8:.$E$8"/>
            <chart:data-point chart:repeated="3"/>
          </chart:series>
          <chart:series chart:values-cell-range-address="3_Hilos.$C$14:.$E$14" chart:class="chart:scatter" chart:attached-axis="primary-y" chart:style-name="G0S1">
            <chart:domain table:cell-range-address="3_Hilos.$C$16:.$E$16"/>
            <chart:data-point chart:repeated="3"/>
          </chart:series>
          <chart:series chart:values-cell-range-address="3_Hilos.$C$22:.$E$22" chart:class="chart:scatter" chart:attached-axis="primary-y" chart:style-name="G0S2">
            <chart:domain table:cell-range-address="3_Hilos.$C$24:.$E$24"/>
            <chart:data-point chart:repeated="3"/>
          </chart:series>
          <chart:series chart:values-cell-range-address="3_Hilos.$C$30:.$E$30" chart:class="chart:scatter" chart:attached-axis="primary-y" chart:style-name="G0S3">
            <chart:domain table:cell-range-address="3_Hilos.$C$32:.$E$32"/>
            <chart:data-point chart:repeated="3"/>
          </chart:series>
          <chart:series chart:values-cell-range-address="3_Hilos.$C$39:.$E$39" chart:class="chart:scatter" chart:attached-axis="primary-y" chart:style-name="G0S4">
            <chart:domain table:cell-range-address="3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3.05" chart:minimum="2.9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hilos</text:p>
        </chart:title>
        <chart:legend svg:x="294.9433858267716pt" svg:y="55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Hilos</text:p>
            </chart:title>
          </chart:axis>
          <chart:series chart:values-cell-range-address="3_Hilos.$C$7:.$E$7" chart:class="chart:scatter" chart:attached-axis="primary-y" chart:style-name="G0S0">
            <chart:domain table:cell-range-address="3_Hilos.$C$8:.$E$8"/>
            <chart:data-point chart:repeated="3"/>
          </chart:series>
          <chart:series chart:values-cell-range-address="3_Hilos.$C$15:.$E$15" chart:class="chart:scatter" chart:attached-axis="primary-y" chart:style-name="G0S1">
            <chart:domain table:cell-range-address="3_Hilos.$C$16:.$E$16"/>
            <chart:data-point chart:repeated="3"/>
          </chart:series>
          <chart:series chart:values-cell-range-address="3_Hilos.$C$23:.$E$23" chart:class="chart:scatter" chart:attached-axis="primary-y" chart:style-name="G0S2">
            <chart:domain table:cell-range-address="3_Hilos.$C$24:.$E$24"/>
            <chart:data-point chart:repeated="3"/>
          </chart:series>
          <chart:series chart:values-cell-range-address="3_Hilos.$C$31:.$E$31" chart:class="chart:scatter" chart:attached-axis="primary-y" chart:style-name="G0S3">
            <chart:domain table:cell-range-address="3_Hilos.$C$32:.$E$32"/>
            <chart:data-point chart:repeated="3"/>
          </chart:series>
          <chart:series chart:values-cell-range-address="3_Hilos.$C$40:.$E$40" chart:class="chart:scatter" chart:attached-axis="primary-y" chart:style-name="G0S4">
            <chart:domain table:cell-range-address="3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speedup según el número de nod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peedUp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3_Hilos.$I$6" chart:class="chart:scatter" chart:attached-axis="primary-y" chart:style-name="G0S0">
            <chart:domain table:cell-range-address="3_Hilos.$J$6"/>
            <chart:data-point/>
          </chart:series>
          <chart:series chart:values-cell-range-address="3_Hilos.$I$7" chart:class="chart:scatter" chart:attached-axis="primary-y" chart:style-name="G0S1">
            <chart:domain table:cell-range-address="3_Hilos.$J$7"/>
            <chart:data-point/>
          </chart:series>
          <chart:series chart:values-cell-range-address="3_Hilos.$I$8" chart:class="chart:scatter" chart:attached-axis="primary-y" chart:style-name="G0S2">
            <chart:domain table:cell-range-address="3_Hilos.$J$8"/>
            <chart:data-point/>
          </chart:series>
          <chart:series chart:values-cell-range-address="3_Hilos.$I$9" chart:class="chart:scatter" chart:attached-axis="primary-y" chart:style-name="G0S3">
            <chart:domain table:cell-range-address="3_Hilos.$J$9"/>
            <chart:data-point/>
          </chart:series>
          <chart:series chart:values-cell-range-address="3_Hilos.$I$10" chart:class="chart:scatter" chart:attached-axis="primary-y" chart:style-name="G0S4">
            <chart:domain table:cell-range-address="3_Hilos.$J$10"/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nodos</text:p>
        </chart:title>
        <chart:legend svg:x="294.9433858267716pt" svg:y="57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6_Hilos.$C$6:.$E$6" chart:class="chart:scatter" chart:attached-axis="primary-y" chart:style-name="G0S0">
            <chart:domain table:cell-range-address="6_Hilos.$C$8:.$E$8"/>
            <chart:data-point chart:repeated="3"/>
          </chart:series>
          <chart:series chart:values-cell-range-address="6_Hilos.$C$14:.$E$14" chart:class="chart:scatter" chart:attached-axis="primary-y" chart:style-name="G0S1">
            <chart:domain table:cell-range-address="6_Hilos.$C$16:.$E$16"/>
            <chart:data-point chart:repeated="3"/>
          </chart:series>
          <chart:series chart:values-cell-range-address="6_Hilos.$C$22:.$E$22" chart:class="chart:scatter" chart:attached-axis="primary-y" chart:style-name="G0S2">
            <chart:domain table:cell-range-address="6_Hilos.$C$24:.$E$24"/>
            <chart:data-point chart:repeated="3"/>
          </chart:series>
          <chart:series chart:values-cell-range-address="6_Hilos.$C$30:.$E$30" chart:class="chart:scatter" chart:attached-axis="primary-y" chart:style-name="G0S3">
            <chart:domain table:cell-range-address="6_Hilos.$C$32:.$E$32"/>
            <chart:data-point chart:repeated="3"/>
          </chart:series>
          <chart:series chart:values-cell-range-address="6_Hilos.$C$39:.$E$39" chart:class="chart:scatter" chart:attached-axis="primary-y" chart:style-name="G0S4">
            <chart:domain table:cell-range-address="6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6.04" chart:minimum="5.9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de tiempo según el número de hilos</text:p>
        </chart:title>
        <chart:legend svg:x="294.9433858267716pt" svg:y="55.4196062992126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emp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Hilos</text:p>
            </chart:title>
          </chart:axis>
          <chart:series chart:values-cell-range-address="6_Hilos.$C$7:.$E$7" chart:class="chart:scatter" chart:attached-axis="primary-y" chart:style-name="G0S0">
            <chart:domain table:cell-range-address="6_Hilos.$C$8:.$E$8"/>
            <chart:data-point chart:repeated="3"/>
          </chart:series>
          <chart:series chart:values-cell-range-address="6_Hilos.$C$15:.$E$15" chart:class="chart:scatter" chart:attached-axis="primary-y" chart:style-name="G0S1">
            <chart:domain table:cell-range-address="6_Hilos.$C$16:.$E$16"/>
            <chart:data-point chart:repeated="3"/>
          </chart:series>
          <chart:series chart:values-cell-range-address="6_Hilos.$C$23:.$E$23" chart:class="chart:scatter" chart:attached-axis="primary-y" chart:style-name="G0S2">
            <chart:domain table:cell-range-address="6_Hilos.$C$24:.$E$24"/>
            <chart:data-point chart:repeated="3"/>
          </chart:series>
          <chart:series chart:values-cell-range-address="6_Hilos.$C$31:.$E$31" chart:class="chart:scatter" chart:attached-axis="primary-y" chart:style-name="G0S3">
            <chart:domain table:cell-range-address="6_Hilos.$C$32:.$E$32"/>
            <chart:data-point chart:repeated="3"/>
          </chart:series>
          <chart:series chart:values-cell-range-address="6_Hilos.$C$40:.$E$40" chart:class="chart:scatter" chart:attached-axis="primary-y" chart:style-name="G0S4">
            <chart:domain table:cell-range-address="6_Hilos.$C$41:.$E$41"/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0.07" chart:minimum="0.0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 speedup según el número de nodos</text:p>
        </chart:title>
        <chart:legend svg:x="294.9433858267716pt" svg:y="61.85716535433071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peedUp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odos</text:p>
            </chart:title>
          </chart:axis>
          <chart:series chart:values-cell-range-address="6_Hilos.$I$5" chart:class="chart:scatter" chart:attached-axis="primary-y" chart:style-name="G0S0">
            <chart:domain table:cell-range-address="6_Hilos.$J$5"/>
            <chart:data-point/>
          </chart:series>
          <chart:series chart:values-cell-range-address="6_Hilos.$I$6" chart:class="chart:scatter" chart:attached-axis="primary-y" chart:style-name="G0S1">
            <chart:domain table:cell-range-address="6_Hilos.$J$6"/>
            <chart:data-point/>
          </chart:series>
          <chart:series chart:values-cell-range-address="6_Hilos.$I$7" chart:class="chart:scatter" chart:attached-axis="primary-y" chart:style-name="G0S2">
            <chart:domain table:cell-range-address="6_Hilos.$J$7"/>
            <chart:data-point/>
          </chart:series>
          <chart:series chart:values-cell-range-address="6_Hilos.$I$8" chart:class="chart:scatter" chart:attached-axis="primary-y" chart:style-name="G0S3">
            <chart:domain table:cell-range-address="6_Hilos.$J$8"/>
            <chart:data-point/>
          </chart:series>
          <chart:series chart:values-cell-range-address="6_Hilos.$I$9" chart:class="chart:scatter" chart:attached-axis="primary-y" chart:style-name="G0S4">
            <chart:domain table:cell-range-address="6_Hilos.$J$9"/>
            <chart:data-point/>
          </chart:series>
          <chart:series chart:values-cell-range-address="6_Hilos.$I$10" chart:class="chart:scatter" chart:attached-axis="primary-y" chart:style-name="G0S5">
            <chart:domain table:cell-range-address="6_Hilos.$J$10"/>
            <chart:data-point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